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h, no! I had gone to bed and woken up at 8:30 AM the next morning, then explored the martial sector throughout the day.</text:p>
      <text:section text:style-name="Sect1" text:name="yui_3_16_0_1_1437522383253_3570">
        <text:p text:style-name="P1"><text:line-break/></text:p>
      </text:section>
      <text:p text:style-name="P1">Also, how is my arm feeling?</text:p>
      <text:p text:style-name="P1"/>
      <text:section text:style-name="Sect1" text:name="yui_3_16_0_1_1437522383253_3557">
        <text:p text:style-name="P1">Anyhow, today I wake up at closer to 7:30, eat breakfast, and head over to the training grounds again to spar until half-past noon or so. After that I will spend the rest of the day, until 9:00 at night, hanging out in a corner of whichever tavern is most frequented by the soldiers.</text:p>
      </text:section>
      <text:p text:style-name="P1"/>
      <text:section text:style-name="Sect1" text:name="yui_3_16_0_1_1437522383253_3556">
        <text:p text:style-name="P1">If Hirdred Gregons comes in, I would like to talk to him about my current aspirations to learn to ride a horse. In particular, I would like to know whether or not it's something that I could pick up in a basic way after a few hours (i.e. a day or so) of training, what sort of care a horse would require to live happily -- especially the differences from maintaining a donkey -- and how much baggage a warhorse or some similar specimen could safely carry, if any. If he's reasonably personable, then I ask him to take me on a tour of the stables. I do not wish to actually try to ride a horse.</text:p>
      </text:section>
      <text:section text:style-name="Sect1" text:name="yui_3_16_0_1_1437522383253_3555">
        <text:p text:style-name="P1"><text:line-break/></text:p>
      </text:section>
      <text:section text:style-name="Sect1" text:name="yui_3_16_0_1_1437522383253_3554">
        <text:p text:style-name="P1">If Sam Tallreacher comes in, I would like to watch him nondescriptly and see who he interacts with and in what manner.</text:p>
      </text:section>
      <text:section text:style-name="Sect1" text:name="yui_3_16_0_1_1437522383253_3543">
        <text:p text:style-name="P1">Same with Ferriel Remin.</text:p>
      </text:section>
      <text:section text:style-name="Sect1" text:name="yui_3_16_0_1_1437522383253_3542">
        <text:p text:style-name="P1">Same with Jort Rethion.</text:p>
      </text:section>
      <text:section text:style-name="Sect1" text:name="yui_3_16_0_1_1437522383253_3544">
        <text:p text:style-name="P1">Same with Ser Tem Loren, but I'll also briefly wave to him if he sees me.</text:p>
      </text:section>
      <text:section text:style-name="Sect1" text:name="yui_3_16_0_1_1437522383253_3545">
        <text:p text:style-name="P1"><text:line-break/></text:p>
      </text:section>
      <text:section text:style-name="Sect1" text:name="yui_3_16_0_1_1437522383253_3536">
        <text:p text:style-name="P1">Until these people enter, or if none of these people enter, I'll just watch the rest of the soldiers and travelers and suchlike.</text:p>
      </text:section>
      <text:section text:style-name="Sect1" text:name="yui_3_16_0_1_1437522383253_3546">
        <text:p text:style-name="P1"><text:line-break/></text:p>
      </text:section>
      <text:section text:style-name="Sect1" text:name="yui_3_16_0_1_1437522383253_3547">
        <text:p text:style-name="P1">At the end of the day, I'll return to The White Hart and throw the barkeep another silver.</text:p>
      </text:section>
      <text:p text:style-name="Standard"/>
      <text:p text:style-name="Standard"/>
      <text:p text:style-name="Standard">Ah, no! Ah, well.</text:p>
      <text:p text:style-name="Standard"/>
      <text:p text:style-name="Standard"/>
      <text:p text:style-name="Standard">When you wake up, you try to stretch your arm a bit, but it feels stiff and sore. The stinging has subsided though. You go downstairs to eat, and then head off to the training grounds. Ser Loren is presiding over the training, and after a small and chat with him you go to train with a guard named Hyree. You train with your left, but you feel that your right arm will soon have enough strength to be useful again. You spar against a few other guards as well before you are done. At a quarter to one, you head tired to the Red Hammer Inn, that most of the guards said was their favorite. It is in the martial sector, across from the stables and the stablemaster's house. When you first go in there are only a few men there, however it quickly fills up as more and more get off guard duty or end their training. You are served by a young serving girl, who quickly rushes off to attend other patrons. You chat with some of the soldiers. “I'da heard that m'lord is callin' 'is banners (minor lords sworn to service, who provide their armies to their leige lord) because the King is preparin' for war against Erressea!”</text:p>
      <text:p text:style-name="Standard">“I worked for a guild for a while too, the Greenpaw Guild. Ever heard of it?”</text:p>
      <text:p text:style-name="Standard">“That war talk is garbage. I'd heard nothin' about m'lord calling his banners.”</text:p>
      <text:p text:style-name="Standard">“What kind of stuff does a guild fighter like you do, anyway?”</text:p>
      <text:p text:style-name="Standard">(You don't have to respond to all those)</text:p>
      <text:p text:style-name="Standard"><text:soft-page-break/>At around six-o-clock you see Ferriel Remin come in. He leans against the bar and orders food, then starts talking to a guard at the bar. Hirdred enters at about the same time, and you wave him over to ask about horse training.</text:p>
      <text:p text:style-name="Standard">“Well, it takes a few days, maybe five to get used to riding a warhorse, and another half-week to get used to ridin' in armor.”</text:p>
      <text:p text:style-name="Standard">He explains horse-care necessities, and goes into confusingly technical differences between the care for donkeys and horses. You loose most of the technical information, but you get the gist of it.</text:p>
      <text:p text:style-name="Standard"/>
      <text:p text:style-name="Standard">You don't see Ser Loren or Jort Rethion.</text:p>
      <text:p text:style-name="Standard"/>
      <text:p text:style-name="Standard">There were no strange travelers today, only soldiers and the servers.</text:p>
      <text:p text:style-name="Standard"/>
      <text:p text:style-name="Standard"/>
      <text:p text:style-name="Standard"/>
      <text:p text:style-name="Standard">You are becoming practiced at flipping silvers, and this one lands in the fat innkeeper's mug.</text:p>
      <text:p text:style-name="Standard"/>
      <text:p text:style-name="Standard"/>
      <text:p text:style-name="Standard"/>
      <text:p text:style-name="Standard"/>
      <text:p text:style-name="Standard"/>
      <text:p text:style-name="Standard">College visits are very busy-mak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21T18:48:28.91</meta:creation-date>
    <dc:date>2015-07-23T16:44:16.32</dc:date>
    <dc:creator>Nolan Roth</dc:creator>
    <meta:editing-duration>PT29M34S</meta:editing-duration>
    <meta:editing-cycles>3</meta:editing-cycles>
    <meta:generator>OpenOffice/4.1.1$Win32 OpenOffice.org_project/411m6$Build-9775</meta:generator>
    <meta:document-statistic meta:table-count="0" meta:image-count="0" meta:object-count="0" meta:page-count="2" meta:paragraph-count="27" meta:word-count="696" meta:character-count="3664"/>
  </office:meta>
</office:document-meta>
</file>